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15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189.1pt"/>
    </style:style>
    <style:style style:name="co13" style:family="table-column">
      <style:table-column-properties fo:break-before="auto" style:column-width="94.1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38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ff860d"/>
    </style:style>
    <number:boolean-style style:name="N99">
      <number:boolean/>
    </number:boolean-style>
    <number:text-style style:name="N100">
      <number:text-content/>
    </number:text-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 style:data-style-name="N147"/>
    <style:style style:name="ce42" style:family="table-cell" style:parent-style-name="Default" style:data-style-name="N99"/>
    <style:style style:name="ce12" style:family="table-cell" style:parent-style-name="Default" style:data-style-name="N148"/>
    <style:style style:name="ce43" style:family="table-cell" style:parent-style-name="Default" style:data-style-name="N100"/>
    <style:style style:name="ce44" style:family="table-cell" style:parent-style-name="Default" style:data-style-name="N99">
      <style:map style:condition="cell-content()=1" style:apply-style-name="Good" style:base-cell-address="ChecksLinear.A1"/>
      <style:map style:condition="cell-content()=0" style:apply-style-name="Bad" style:base-cell-address="ChecksLinear.A1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99">
      <style:map style:condition="cell-content()=1" style:apply-style-name="Good" style:base-cell-address="ChecksLinearNoIntercept.A1"/>
      <style:map style:condition="cell-content()=0" style:apply-style-name="Bad" style:base-cell-address="ChecksLinearNoIntercept.A1"/>
    </style:style>
    <style:style style:name="ce17" style:family="table-cell" style:parent-style-name="Default" style:data-style-name="N99">
      <style:map style:condition="cell-content()=1" style:apply-style-name="Good" style:base-cell-address="ChecksLog.A1"/>
      <style:map style:condition="cell-content()!=1" style:apply-style-name="Bad" style:base-cell-address="ChecksLog.A1"/>
    </style:style>
    <style:style style:name="ce18" style:family="table-cell" style:parent-style-name="Default" style:data-style-name="N99">
      <style:map style:condition="cell-content()=1" style:apply-style-name="Good" style:base-cell-address="ChecksPower.A1"/>
      <style:map style:condition="cell-content()!=1" style:apply-style-name="Bad" style:base-cell-address="ChecksPower.A1"/>
    </style:style>
    <style:style style:name="ce3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0" style:family="table-cell" style:parent-style-name="Default" style:data-style-name="N99">
      <style:map style:condition="cell-content()=1" style:apply-style-name="Good" style:base-cell-address="CombineChecks.B2"/>
      <style:map style:condition="cell-content()!=1" style:apply-style-name="Bad" style:base-cell-address="CombineChecks.B2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DataInColumns" table:style-name="ta1">
        <table:table-column table:style-name="co1" table:number-columns-repeated="2" table:default-cell-style-name="ce33"/>
        <table:table-column table:style-name="co1" table:default-cell-style-name="ce35"/>
        <table:table-column table:style-name="co1" table:default-cell-style-name="ce37"/>
        <table:table-row table:style-name="ro1">
          <table:table-cell table:style-name="ce32" office:value-type="string" calcext:value-type="string">
            <text:p>My_X1</text:p>
          </table:table-cell>
          <table:table-cell table:style-name="ce32" office:value-type="string" calcext:value-type="string">
            <text:p>My_X2</text:p>
          </table:table-cell>
          <table:table-cell table:style-name="ce34" office:value-type="string" calcext:value-type="string">
            <text:p>My_X3</text:p>
          </table:table-cell>
          <table:table-cell table:style-name="ce36" office:value-type="string" calcext:value-type="string">
            <text:p>My_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1.66" calcext:value-type="float">
            <text:p>121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0.5" calcext:value-type="float">
            <text:p>120.5</text:p>
          </table:table-cell>
        </table:table-row>
      </table:table>
      <table:table table:name="DataInRows" table:style-name="ta1">
        <table:table-column table:style-name="co1" table:default-cell-style-name="ce39"/>
        <table:table-column table:style-name="co1" table:number-columns-repeated="10" table:default-cell-style-name="ce40"/>
        <table:table-row table:style-name="ro2">
          <table:table-cell office:value-type="string" calcext:value-type="string">
            <text:p>My_X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y_Y</text:p>
          </table:table-cell>
          <table:table-cell office:value-type="float" office:value="114.9" calcext:value-type="float">
            <text:p>114.9</text:p>
          </table:table-cell>
          <table:table-cell office:value-type="float" office:value="150.3" calcext:value-type="float">
            <text:p>150.3</text:p>
          </table:table-cell>
          <table:table-cell office:value-type="float" office:value="118.5" calcext:value-type="float">
            <text:p>118.5</text:p>
          </table:table-cell>
          <table:table-cell office:value-type="float" office:value="119.1" calcext:value-type="float">
            <text:p>119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121.66" calcext:value-type="float">
            <text:p>121.66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9" calcext:value-type="float">
            <text:p>123.9</text:p>
          </table:table-cell>
          <table:table-cell office:value-type="float" office:value="118.3" calcext:value-type="float">
            <text:p>118.3</text:p>
          </table:table-cell>
          <table:table-cell office:value-type="float" office:value="120.5" calcext:value-type="float">
            <text:p>120.5</text:p>
          </table:table-cell>
        </table:table-row>
      </table:table>
      <table:table table:name="ExpectedValuesLinear" table:style-name="ta1"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5" table:default-cell-style-name="ce41"/>
        <table:table-column table:style-name="co3" table:default-cell-style-name="ce41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11"/>
        </table:table-row>
        <table:table-row table:style-name="ro2">
          <table:table-cell office:value-type="float" office:value="1.06629417412841" calcext:value-type="float">
            <text:p>1.06629417</text:p>
          </table:table-cell>
          <table:table-cell office:value-type="float" office:value="0.0343390124266239" calcext:value-type="float">
            <text:p>0.03433901</text:p>
          </table:table-cell>
          <table:table-cell office:value-type="float" office:value="0.00751939408579194" calcext:value-type="float">
            <text:p>0.00751939</text:p>
          </table:table-cell>
          <table:table-cell office:value-type="float" office:value="101.451296592863" calcext:value-type="float">
            <text:p>101.45129659</text:p>
          </table:table-cell>
          <table:table-cell table:number-columns-repeated="8"/>
        </table:table-row>
        <table:table-row table:style-name="ro2">
          <table:table-cell office:value-type="float" office:value="0.0286918310664573" calcext:value-type="float">
            <text:p>0.02869183</text:p>
          </table:table-cell>
          <table:table-cell office:value-type="float" office:value="0.00770967924160493" calcext:value-type="float">
            <text:p>0.00770968</text:p>
          </table:table-cell>
          <table:table-cell office:value-type="float" office:value="0.0841095261086036" calcext:value-type="float">
            <text:p>0.08410953</text:p>
          </table:table-cell>
          <table:table-cell office:value-type="float" office:value="1.15583086275517" calcext:value-type="float">
            <text:p>1.15583086</text:p>
          </table:table-cell>
          <table:table-cell table:number-columns-repeated="8"/>
        </table:table-row>
        <table:table-row table:style-name="ro2">
          <table:table-cell office:value-type="float" office:value="0.997324272519292" calcext:value-type="float">
            <text:p>0.99732427</text:p>
          </table:table-cell>
          <table:table-cell office:value-type="float" office:value="0.625284518336821" calcext:value-type="float">
            <text:p>0.6252845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office:value-type="float" office:value="745.460275540141" calcext:value-type="float">
            <text:p>745.46027554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office:value-type="float" office:value="874.381805626771" calcext:value-type="float">
            <text:p>874.38180563</text:p>
          </table:table-cell>
          <table:table-cell office:value-type="float" office:value="2.34588437323026" calcext:value-type="float">
            <text:p>2.3458843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table:number-columns-repeated="11"/>
          <table:table-cell table:style-name="ce42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10"/>
          <table:table-cell table:style-name="ce42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97324272519292" calcext:value-type="float">
            <text:p>0.997324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0.625284518336821" calcext:value-type="float">
            <text:p>0.625284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95986408778938" calcext:value-type="float">
            <text:p>0.99598641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874.381805626771" calcext:value-type="float">
            <text:p>874.38180563</text:p>
          </table:table-cell>
          <table:table-cell office:value-type="float" office:value="291.46060187559" calcext:value-type="float">
            <text:p>291.46060188</text:p>
          </table:table-cell>
          <table:table-cell office:value-type="float" office:value="745.460275540141" calcext:value-type="float">
            <text:p>745.46027554</text:p>
          </table:table-cell>
          <table:table-cell office:value-type="float" office:value="0.0000000418636871460117" calcext:value-type="float">
            <text:p>0.000000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2.34588437323026" calcext:value-type="float">
            <text:p>2.34588437</text:p>
          </table:table-cell>
          <table:table-cell office:value-type="float" office:value="0.390980728871711" calcext:value-type="float">
            <text:p>0.390980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876.727690000002" calcext:value-type="float">
            <text:p>876.72769000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onfidence level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101.451296592863" calcext:value-type="float">
            <text:p>101.45129659</text:p>
          </table:table-cell>
          <table:table-cell office:value-type="float" office:value="1.15583086275517" calcext:value-type="float">
            <text:p>1.15583086</text:p>
          </table:table-cell>
          <table:table-cell office:value-type="float" office:value="87.7734795478911" calcext:value-type="float">
            <text:p>87.77347955</text:p>
          </table:table-cell>
          <table:table-cell office:value-type="float" office:value="0.000000000147311404971619" calcext:value-type="float">
            <text:p>0.00000000</text:p>
          </table:table-cell>
          <table:table-cell office:value-type="float" office:value="98.6230803568678" calcext:value-type="float">
            <text:p>98.62308036</text:p>
          </table:table-cell>
          <table:table-cell office:value-type="float" office:value="104.279512828857" calcext:value-type="float">
            <text:p>104.279512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1</text:p>
          </table:table-cell>
          <table:table-cell office:value-type="float" office:value="0.00751939408579194" calcext:value-type="float">
            <text:p>0.00751939</text:p>
          </table:table-cell>
          <table:table-cell office:value-type="float" office:value="0.0841095261086036" calcext:value-type="float">
            <text:p>0.08410953</text:p>
          </table:table-cell>
          <table:table-cell office:value-type="float" office:value="0.0894000291486933" calcext:value-type="float">
            <text:p>0.08940003</text:p>
          </table:table-cell>
          <table:table-cell office:value-type="float" office:value="0.931673516271179" calcext:value-type="float">
            <text:p>0.93167352</text:p>
          </table:table-cell>
          <table:table-cell office:value-type="float" office:value="-0.198289202143537" calcext:value-type="float">
            <text:p>-0.19828920</text:p>
          </table:table-cell>
          <table:table-cell office:value-type="float" office:value="0.213327990315121" calcext:value-type="float">
            <text:p>0.213327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0.0343390124266239" calcext:value-type="float">
            <text:p>0.03433901</text:p>
          </table:table-cell>
          <table:table-cell office:value-type="float" office:value="0.00770967924160493" calcext:value-type="float">
            <text:p>0.00770968</text:p>
          </table:table-cell>
          <table:table-cell office:value-type="float" office:value="4.45401311137758" calcext:value-type="float">
            <text:p>4.45401311</text:p>
          </table:table-cell>
          <table:table-cell office:value-type="float" office:value="0.00431056552491927" calcext:value-type="float">
            <text:p>0.00431057</text:p>
          </table:table-cell>
          <table:table-cell office:value-type="float" office:value="0.0154741069218144" calcext:value-type="float">
            <text:p>0.01547411</text:p>
          </table:table-cell>
          <table:table-cell office:value-type="float" office:value="0.0532039179314333" calcext:value-type="float">
            <text:p>0.05320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1.06629417412841" calcext:value-type="float">
            <text:p>1.06629417</text:p>
          </table:table-cell>
          <table:table-cell office:value-type="float" office:value="0.0286918310664573" calcext:value-type="float">
            <text:p>0.02869183</text:p>
          </table:table-cell>
          <table:table-cell office:value-type="float" office:value="37.1636850802103" calcext:value-type="float">
            <text:p>37.16368508</text:p>
          </table:table-cell>
          <table:table-cell office:value-type="float" office:value="0.0000000253308096482966" calcext:value-type="float">
            <text:p>0.00000003</text:p>
          </table:table-cell>
          <table:table-cell office:value-type="float" office:value="0.996087792660849" calcext:value-type="float">
            <text:p>0.99608779</text:p>
          </table:table-cell>
          <table:table-cell office:value-type="float" office:value="1.13650055559598" calcext:value-type="float">
            <text:p>1.13650056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680449535699" calcext:value-type="float">
            <text:p>114.68044954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219550464300795" calcext:value-type="float">
            <text:p>0.2195504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50.136353465345" calcext:value-type="float">
            <text:p>150.13635347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0.163646534654873" calcext:value-type="float">
            <text:p>0.1636465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8.498437759845" calcext:value-type="float">
            <text:p>118.49843776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0.00156224015519513" calcext:value-type="float">
            <text:p>0.00156224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19.923160846411" calcext:value-type="float">
            <text:p>119.92316085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0.823160846411042" calcext:value-type="float">
            <text:p>-0.82316085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2.40665871302" calcext:value-type="float">
            <text:p>122.40665871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0.143341286980103" calcext:value-type="float">
            <text:p>0.14334129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1.691274057244" calcext:value-type="float">
            <text:p>121.69127406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0.0312740572435075" calcext:value-type="float">
            <text:p>-0.0312740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063361385209" calcext:value-type="float">
            <text:p>123.06336139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0.436638614790809" calcext:value-type="float">
            <text:p>0.4366386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4.488084471775" calcext:value-type="float">
            <text:p>124.48808447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0.588084471775446" calcext:value-type="float">
            <text:p>-0.5880844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7.382454165314" calcext:value-type="float">
            <text:p>117.38245417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0.917545834685626" calcext:value-type="float">
            <text:p>0.9175458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20.939765600137" calcext:value-type="float">
            <text:p>120.93976560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-0.439765600137434" calcext:value-type="float">
            <text:p>-0.43976560</text:p>
          </table:table-cell>
          <table:table-cell table:style-name="Default"/>
          <table:table-cell table:number-columns-repeated="5"/>
        </table:table-row>
      </table:table>
      <table:table table:name="ExpectedValuesLinearNoIntercept" table:style-name="ta1"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5" table:default-cell-style-name="ce12"/>
        <table:table-column table:style-name="co9" table:default-cell-style-name="ce12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3.23809764971042" calcext:value-type="float">
            <text:p>3.238098</text:p>
          </table:table-cell>
          <table:table-cell office:value-type="float" office:value="0.506550624365375" calcext:value-type="float">
            <text:p>0.506551</text:p>
          </table:table-cell>
          <table:table-cell office:value-type="float" office:value="5.8071259364149" calcext:value-type="float">
            <text:p>5.807126</text:p>
          </table:table-cell>
          <table:table-cell office:value-type="float" office:value="0" calcext:value-type="float">
            <text:p>0.000000</text:p>
          </table:table-cell>
          <table:table-cell table:number-columns-repeated="3"/>
        </table:table-row>
        <table:table-row table:style-name="ro2">
          <table:table-cell office:value-type="float" office:value="0.482076274477446" calcext:value-type="float">
            <text:p>0.482076</text:p>
          </table:table-cell>
          <table:table-cell office:value-type="float" office:value="0.183275487948076" calcext:value-type="float">
            <text:p>0.183275</text:p>
          </table:table-cell>
          <table:table-cell office:value-type="float" office:value="1.72723511003186" calcext:value-type="float">
            <text:p>1.727235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0.980291683235266" calcext:value-type="float">
            <text:p>0.980292</text:p>
          </table:table-cell>
          <table:table-cell office:value-type="float" office:value="20.7520506643515" calcext:value-type="float">
            <text:p>20.752051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116.060000871066" calcext:value-type="float">
            <text:p>116.060001</text:p>
          </table:table-cell>
          <table:table-cell office:value-type="float" office:value="7" calcext:value-type="float">
            <text:p>7.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149942.884852569" calcext:value-type="float">
            <text:p>149942.884853</text:p>
          </table:table-cell>
          <table:table-cell office:value-type="float" office:value="3014.53324743068" calcext:value-type="float">
            <text:p>3014.53324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80291683235266" calcext:value-type="float">
            <text:p>0.980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20.7520506643515" calcext:value-type="float">
            <text:p>20.7520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74660735588199" calcext:value-type="float">
            <text:p>0.97466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</text:p>
          </table:table-cell>
          <table:table-cell office:value-type="float" office:value="149942.884852569" calcext:value-type="float">
            <text:p>149942.884853</text:p>
          </table:table-cell>
          <table:table-cell office:value-type="float" office:value="49980.9616175231" calcext:value-type="float">
            <text:p>49980.961618</text:p>
          </table:table-cell>
          <table:table-cell office:value-type="float" office:value="116.060000871066" calcext:value-type="float">
            <text:p>116.060001</text:p>
          </table:table-cell>
          <table:table-cell office:value-type="float" office:value="0.00000248279222473263" calcext:value-type="float">
            <text:p>0.000002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7" calcext:value-type="float">
            <text:p>7.000000</text:p>
          </table:table-cell>
          <table:table-cell office:value-type="float" office:value="3014.53324743068" calcext:value-type="float">
            <text:p>3014.533247</text:p>
          </table:table-cell>
          <table:table-cell office:value-type="float" office:value="430.647606775811" calcext:value-type="float">
            <text:p>430.647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0" calcext:value-type="float">
            <text:p>10.000000</text:p>
          </table:table-cell>
          <table:table-cell office:value-type="float" office:value="152957.4181" calcext:value-type="float">
            <text:p>152957.4181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000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0" calcext:value-type="float">
            <text:p>0.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My_X1</text:p>
          </table:table-cell>
          <table:table-cell office:value-type="float" office:value="5.8071259364149" calcext:value-type="float">
            <text:p>5.807126</text:p>
          </table:table-cell>
          <table:table-cell office:value-type="float" office:value="1.72723511003186" calcext:value-type="float">
            <text:p>1.727235</text:p>
          </table:table-cell>
          <table:table-cell office:value-type="float" office:value="3.3620935000029" calcext:value-type="float">
            <text:p>3.362094</text:p>
          </table:table-cell>
          <table:table-cell office:value-type="float" office:value="0.0120497887239638" calcext:value-type="float">
            <text:p>0.012050</text:p>
          </table:table-cell>
          <table:table-cell office:value-type="float" office:value="1.72286390703104" calcext:value-type="float">
            <text:p>1.722864</text:p>
          </table:table-cell>
          <table:table-cell office:value-type="float" office:value="9.89138796579876" calcext:value-type="float">
            <text:p>9.891388</text:p>
          </table:table-cell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0.506550624365375" calcext:value-type="float">
            <text:p>0.506551</text:p>
          </table:table-cell>
          <table:table-cell office:value-type="float" office:value="0.183275487948076" calcext:value-type="float">
            <text:p>0.183275</text:p>
          </table:table-cell>
          <table:table-cell office:value-type="float" office:value="2.76387546439863" calcext:value-type="float">
            <text:p>2.763875</text:p>
          </table:table-cell>
          <table:table-cell office:value-type="float" office:value="0.0279395134621169" calcext:value-type="float">
            <text:p>0.027940</text:p>
          </table:table-cell>
          <table:table-cell office:value-type="float" office:value="0.0731729608408524" calcext:value-type="float">
            <text:p>0.073173</text:p>
          </table:table-cell>
          <table:table-cell office:value-type="float" office:value="0.939928287889897" calcext:value-type="float">
            <text:p>0.939928</text:p>
          </table:table-cell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3.23809764971042" calcext:value-type="float">
            <text:p>3.238098</text:p>
          </table:table-cell>
          <table:table-cell office:value-type="float" office:value="0.482076274477446" calcext:value-type="float">
            <text:p>0.482076</text:p>
          </table:table-cell>
          <table:table-cell office:value-type="float" office:value="6.71698198219856" calcext:value-type="float">
            <text:p>6.716982</text:p>
          </table:table-cell>
          <table:table-cell office:value-type="float" office:value="0.000273145412194602" calcext:value-type="float">
            <text:p>0.000273</text:p>
          </table:table-cell>
          <table:table-cell office:value-type="float" office:value="2.09816839996355" calcext:value-type="float">
            <text:p>2.098168</text:p>
          </table:table-cell>
          <table:table-cell office:value-type="float" office:value="4.37802689945729" calcext:value-type="float">
            <text:p>4.37802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2">
          <table:table-cell office:value-type="float" office:value="12" calcext:value-type="float">
            <text:p>12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12" calcext:value-type="float">
            <text:p>12.000000</text:p>
          </table:table-cell>
          <table:table-cell office:value-type="float" office:value="113.608189277158" calcext:value-type="float">
            <text:p>113.608189</text:p>
          </table:table-cell>
          <table:table-cell office:value-type="float" office:value="114.9" calcext:value-type="float">
            <text:p>114.900000</text:p>
          </table:table-cell>
          <table:table-cell office:value-type="float" office:value="1.29181072284243" calcext:value-type="float">
            <text:p>1.291811</text:p>
          </table:table-cell>
          <table:table-cell/>
        </table:table-row>
        <table:table-row table:style-name="ro2">
          <table:table-cell office:value-type="float" office:value="2" calcext:value-type="float">
            <text:p>2.000000</text:p>
          </table:table-cell>
          <table:table-cell office:value-type="float" office:value="20" calcext:value-type="float">
            <text:p>20.000000</text:p>
          </table:table-cell>
          <table:table-cell office:value-type="float" office:value="45" calcext:value-type="float">
            <text:p>45.000000</text:p>
          </table:table-cell>
          <table:table-cell office:value-type="float" office:value="167.459658597106" calcext:value-type="float">
            <text:p>167.459659</text:p>
          </table:table-cell>
          <table:table-cell office:value-type="float" office:value="150.3" calcext:value-type="float">
            <text:p>150.300000</text:p>
          </table:table-cell>
          <table:table-cell office:value-type="float" office:value="-17.159658597106" calcext:value-type="float">
            <text:p>-17.159659</text:p>
          </table:table-cell>
          <table:table-cell/>
        </table:table-row>
        <table:table-row table:style-name="ro2">
          <table:table-cell office:value-type="float" office:value="3" calcext:value-type="float">
            <text:p>3.000000</text:p>
          </table:table-cell>
          <table:table-cell office:value-type="float" office:value="30" calcext:value-type="float">
            <text:p>30.000000</text:p>
          </table:table-cell>
          <table:table-cell office:value-type="float" office:value="15" calcext:value-type="float">
            <text:p>15.000000</text:p>
          </table:table-cell>
          <table:table-cell office:value-type="float" office:value="81.1893612858622" calcext:value-type="float">
            <text:p>81.189361</text:p>
          </table:table-cell>
          <table:table-cell office:value-type="float" office:value="118.5" calcext:value-type="float">
            <text:p>118.500000</text:p>
          </table:table-cell>
          <table:table-cell office:value-type="float" office:value="37.3106387141378" calcext:value-type="float">
            <text:p>37.310639</text:p>
          </table:table-cell>
          <table:table-cell/>
        </table:table-row>
        <table:table-row table:style-name="ro2">
          <table:table-cell office:value-type="float" office:value="5" calcext:value-type="float">
            <text:p>5.000000</text:p>
          </table:table-cell>
          <table:table-cell office:value-type="float" office:value="40" calcext:value-type="float">
            <text:p>40.000000</text:p>
          </table:table-cell>
          <table:table-cell office:value-type="float" office:value="16" calcext:value-type="float">
            <text:p>16.000000</text:p>
          </table:table-cell>
          <table:table-cell office:value-type="float" office:value="101.107217052056" calcext:value-type="float">
            <text:p>101.107217</text:p>
          </table:table-cell>
          <table:table-cell office:value-type="float" office:value="119.1" calcext:value-type="float">
            <text:p>119.100000</text:p>
          </table:table-cell>
          <table:table-cell office:value-type="float" office:value="17.9927829479438" calcext:value-type="float">
            <text:p>17.992783</text:p>
          </table:table-cell>
          <table:table-cell/>
        </table:table-row>
        <table:table-row table:style-name="ro2">
          <table:table-cell office:value-type="float" office:value="6" calcext:value-type="float">
            <text:p>6.000000</text:p>
          </table:table-cell>
          <table:table-cell office:value-type="float" office:value="50" calcext:value-type="float">
            <text:p>50.000000</text:p>
          </table:table-cell>
          <table:table-cell office:value-type="float" office:value="18" calcext:value-type="float">
            <text:p>18.000000</text:p>
          </table:table-cell>
          <table:table-cell office:value-type="float" office:value="118.456044531546" calcext:value-type="float">
            <text:p>118.456045</text:p>
          </table:table-cell>
          <table:table-cell office:value-type="float" office:value="122.55" calcext:value-type="float">
            <text:p>122.550000</text:p>
          </table:table-cell>
          <table:table-cell office:value-type="float" office:value="4.09395546845435" calcext:value-type="float">
            <text:p>4.093955</text:p>
          </table:table-cell>
          <table:table-cell/>
        </table:table-row>
        <table:table-row table:style-name="ro2">
          <table:table-cell office:value-type="float" office:value="7" calcext:value-type="float">
            <text:p>7.000000</text:p>
          </table:table-cell>
          <table:table-cell office:value-type="float" office:value="60" calcext:value-type="float">
            <text:p>60.000000</text:p>
          </table:table-cell>
          <table:table-cell office:value-type="float" office:value="17" calcext:value-type="float">
            <text:p>17.000000</text:p>
          </table:table-cell>
          <table:table-cell office:value-type="float" office:value="126.090579061904" calcext:value-type="float">
            <text:p>126.090579</text:p>
          </table:table-cell>
          <table:table-cell office:value-type="float" office:value="121.66" calcext:value-type="float">
            <text:p>121.660000</text:p>
          </table:table-cell>
          <table:table-cell office:value-type="float" office:value="-4.43057906190387" calcext:value-type="float">
            <text:p>-4.430579</text:p>
          </table:table-cell>
          <table:table-cell/>
        </table:table-row>
        <table:table-row table:style-name="ro2">
          <table:table-cell office:value-type="float" office:value="2" calcext:value-type="float">
            <text:p>2.000000</text:p>
          </table:table-cell>
          <table:table-cell office:value-type="float" office:value="70" calcext:value-type="float">
            <text:p>70.000000</text:p>
          </table:table-cell>
          <table:table-cell office:value-type="float" office:value="18" calcext:value-type="float">
            <text:p>18.000000</text:p>
          </table:table-cell>
          <table:table-cell office:value-type="float" office:value="105.358553273194" calcext:value-type="float">
            <text:p>105.358553</text:p>
          </table:table-cell>
          <table:table-cell office:value-type="float" office:value="123.5" calcext:value-type="float">
            <text:p>123.500000</text:p>
          </table:table-cell>
          <table:table-cell office:value-type="float" office:value="18.1414467268065" calcext:value-type="float">
            <text:p>18.141447</text:p>
          </table:table-cell>
          <table:table-cell/>
        </table:table-row>
        <table:table-row table:style-name="ro2">
          <table:table-cell office:value-type="float" office:value="4" calcext:value-type="float">
            <text:p>4.000000</text:p>
          </table:table-cell>
          <table:table-cell office:value-type="float" office:value="80" calcext:value-type="float">
            <text:p>80.000000</text:p>
          </table:table-cell>
          <table:table-cell office:value-type="float" office:value="19" calcext:value-type="float">
            <text:p>19.000000</text:p>
          </table:table-cell>
          <table:table-cell office:value-type="float" office:value="125.276409039387" calcext:value-type="float">
            <text:p>125.276409</text:p>
          </table:table-cell>
          <table:table-cell office:value-type="float" office:value="123.9" calcext:value-type="float">
            <text:p>123.900000</text:p>
          </table:table-cell>
          <table:table-cell office:value-type="float" office:value="-1.37640903938748" calcext:value-type="float">
            <text:p>-1.376409</text:p>
          </table:table-cell>
          <table:table-cell/>
        </table:table-row>
        <table:table-row table:style-name="ro2">
          <table:table-cell office:value-type="float" office:value="6" calcext:value-type="float">
            <text:p>6.000000</text:p>
          </table:table-cell>
          <table:table-cell office:value-type="float" office:value="90" calcext:value-type="float">
            <text:p>90.000000</text:p>
          </table:table-cell>
          <table:table-cell office:value-type="float" office:value="12" calcext:value-type="float">
            <text:p>12.000000</text:p>
          </table:table-cell>
          <table:table-cell office:value-type="float" office:value="119.289483607898" calcext:value-type="float">
            <text:p>119.289484</text:p>
          </table:table-cell>
          <table:table-cell office:value-type="float" office:value="118.3" calcext:value-type="float">
            <text:p>118.300000</text:p>
          </table:table-cell>
          <table:table-cell office:value-type="float" office:value="-0.989483607898137" calcext:value-type="float">
            <text:p>-0.989484</text:p>
          </table:table-cell>
          <table:table-cell/>
        </table:table-row>
        <table:table-row table:style-name="ro2">
          <table:table-cell office:value-type="float" office:value="8" calcext:value-type="float">
            <text:p>8.000000</text:p>
          </table:table-cell>
          <table:table-cell office:value-type="float" office:value="100" calcext:value-type="float">
            <text:p>100.000000</text:p>
          </table:table-cell>
          <table:table-cell office:value-type="float" office:value="15" calcext:value-type="float">
            <text:p>15.000000</text:p>
          </table:table-cell>
          <table:table-cell office:value-type="float" office:value="145.683534673513" calcext:value-type="float">
            <text:p>145.683535</text:p>
          </table:table-cell>
          <table:table-cell office:value-type="float" office:value="120.5" calcext:value-type="float">
            <text:p>120.500000</text:p>
          </table:table-cell>
          <table:table-cell office:value-type="float" office:value="-25.1835346735129" calcext:value-type="float">
            <text:p>-25.183535</text:p>
          </table:table-cell>
          <table:table-cell/>
        </table:table-row>
      </table:table>
      <table:table table:name="ExpectedValuesLog" table:style-name="ta1">
        <table:table-column table:style-name="co2" table:default-cell-style-name="ce41"/>
        <table:table-column table:style-name="co6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5" table:default-cell-style-name="ce41"/>
        <table:table-column table:style-name="co6" table:default-cell-style-name="ce41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ogarithmic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26.6040197517345" calcext:value-type="float">
            <text:p>26.60401975</text:p>
          </table:table-cell>
          <table:table-cell office:value-type="float" office:value="-0.0737114848278097" calcext:value-type="float">
            <text:p>-0.07371148</text:p>
          </table:table-cell>
          <table:table-cell office:value-type="float" office:value="0.646194035292557" calcext:value-type="float">
            <text:p>0.64619404</text:p>
          </table:table-cell>
          <table:table-cell office:value-type="float" office:value="46.7115169829143" calcext:value-type="float">
            <text:p>46.71151698</text:p>
          </table:table-cell>
          <table:table-cell table:number-columns-repeated="3"/>
        </table:table-row>
        <table:table-row table:style-name="ro2">
          <table:table-cell office:value-type="float" office:value="3.30169927441293" calcext:value-type="float">
            <text:p>3.30169927</text:p>
          </table:table-cell>
          <table:table-cell office:value-type="float" office:value="1.2507693656908" calcext:value-type="float">
            <text:p>1.25076937</text:p>
          </table:table-cell>
          <table:table-cell office:value-type="float" office:value="2.04767334537625" calcext:value-type="float">
            <text:p>2.04767335</text:p>
          </table:table-cell>
          <table:table-cell office:value-type="float" office:value="14.1494218362537" calcext:value-type="float">
            <text:p>14.14942184</text:p>
          </table:table-cell>
          <table:table-cell table:number-columns-repeated="3"/>
        </table:table-row>
        <table:table-row table:style-name="ro2">
          <table:table-cell office:value-type="float" office:value="0.953561784220261" calcext:value-type="float">
            <text:p>0.95356178</text:p>
          </table:table-cell>
          <table:table-cell office:value-type="float" office:value="2.60492065292759" calcext:value-type="float">
            <text:p>2.604920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1.0679768035487" calcext:value-type="float">
            <text:p>41.06797680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836.014020351707" calcext:value-type="float">
            <text:p>836.01402035</text:p>
          </table:table-cell>
          <table:table-cell office:value-type="float" office:value="40.7136696482923" calcext:value-type="float">
            <text:p>40.713669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53561784220261" calcext:value-type="float">
            <text:p>0.95356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2.60492065292759" calcext:value-type="float">
            <text:p>2.604920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30342676330391" calcext:value-type="float">
            <text:p>0.9303426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836.014020351707" calcext:value-type="float">
            <text:p>836.01402035</text:p>
          </table:table-cell>
          <table:table-cell office:value-type="float" office:value="278.671340117236" calcext:value-type="float">
            <text:p>278.67134012</text:p>
          </table:table-cell>
          <table:table-cell office:value-type="float" office:value="41.0679768035487" calcext:value-type="float">
            <text:p>41.06797680</text:p>
          </table:table-cell>
          <table:table-cell office:value-type="float" office:value="0.000215214808702281" calcext:value-type="float">
            <text:p>0.00021521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40.7136696482923" calcext:value-type="float">
            <text:p>40.71366965</text:p>
          </table:table-cell>
          <table:table-cell office:value-type="float" office:value="6.78561160804872" calcext:value-type="float">
            <text:p>6.78561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876.72769" calcext:value-type="float">
            <text:p>876.72769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00000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46.7115169829143" calcext:value-type="float">
            <text:p>46.71151698</text:p>
          </table:table-cell>
          <table:table-cell office:value-type="float" office:value="14.1494218362537" calcext:value-type="float">
            <text:p>14.14942184</text:p>
          </table:table-cell>
          <table:table-cell office:value-type="float" office:value="3.30130216792533" calcext:value-type="float">
            <text:p>3.30130217</text:p>
          </table:table-cell>
          <table:table-cell office:value-type="float" office:value="0.0163812666869356" calcext:value-type="float">
            <text:p>0.01638127</text:p>
          </table:table-cell>
          <table:table-cell office:value-type="float" office:value="12.0891290049357" calcext:value-type="float">
            <text:p>12.08912900</text:p>
          </table:table-cell>
          <table:table-cell office:value-type="float" office:value="81.3339049608929" calcext:value-type="float">
            <text:p>81.33390496</text:p>
          </table:table-cell>
        </table:table-row>
        <table:table-row table:style-name="ro2">
          <table:table-cell office:value-type="string" calcext:value-type="string">
            <text:p>LN(My_X1)</text:p>
          </table:table-cell>
          <table:table-cell office:value-type="float" office:value="0.646194035292557" calcext:value-type="float">
            <text:p>0.64619404</text:p>
          </table:table-cell>
          <table:table-cell office:value-type="float" office:value="2.04767334537625" calcext:value-type="float">
            <text:p>2.04767335</text:p>
          </table:table-cell>
          <table:table-cell office:value-type="float" office:value="0.315574765258187" calcext:value-type="float">
            <text:p>0.31557477</text:p>
          </table:table-cell>
          <table:table-cell office:value-type="float" office:value="0.763013461651022" calcext:value-type="float">
            <text:p>0.76301346</text:p>
          </table:table-cell>
          <table:table-cell office:value-type="float" office:value="-4.36428214078226" calcext:value-type="float">
            <text:p>-4.36428214</text:p>
          </table:table-cell>
          <table:table-cell office:value-type="float" office:value="5.65667021136738" calcext:value-type="float">
            <text:p>5.65667021</text:p>
          </table:table-cell>
        </table:table-row>
        <table:table-row table:style-name="ro2">
          <table:table-cell office:value-type="string" calcext:value-type="string">
            <text:p>LN(My_X2)</text:p>
          </table:table-cell>
          <table:table-cell office:value-type="float" office:value="-0.0737114848278097" calcext:value-type="float">
            <text:p>-0.07371148</text:p>
          </table:table-cell>
          <table:table-cell office:value-type="float" office:value="1.2507693656908" calcext:value-type="float">
            <text:p>1.25076937</text:p>
          </table:table-cell>
          <table:table-cell office:value-type="float" office:value="-0.0589329150919035" calcext:value-type="float">
            <text:p>-0.05893292</text:p>
          </table:table-cell>
          <table:table-cell office:value-type="float" office:value="0.954919324828145" calcext:value-type="float">
            <text:p>0.95491932</text:p>
          </table:table-cell>
          <table:table-cell office:value-type="float" office:value="-3.1342338687857" calcext:value-type="float">
            <text:p>-3.13423387</text:p>
          </table:table-cell>
          <table:table-cell office:value-type="float" office:value="2.98681089913008" calcext:value-type="float">
            <text:p>2.98681090</text:p>
          </table:table-cell>
        </table:table-row>
        <table:table-row table:style-name="ro2">
          <table:table-cell office:value-type="string" calcext:value-type="string">
            <text:p>LN(My_X3)</text:p>
          </table:table-cell>
          <table:table-cell office:value-type="float" office:value="26.6040197517345" calcext:value-type="float">
            <text:p>26.60401975</text:p>
          </table:table-cell>
          <table:table-cell office:value-type="float" office:value="3.30169927441293" calcext:value-type="float">
            <text:p>3.30169927</text:p>
          </table:table-cell>
          <table:table-cell office:value-type="float" office:value="8.05767501537975" calcext:value-type="float">
            <text:p>8.05767502</text:p>
          </table:table-cell>
          <table:table-cell office:value-type="float" office:value="0.000195509530763977" calcext:value-type="float">
            <text:p>0.00019551</text:p>
          </table:table-cell>
          <table:table-cell office:value-type="float" office:value="18.5250526682567" calcext:value-type="float">
            <text:p>18.52505267</text:p>
          </table:table-cell>
          <table:table-cell office:value-type="float" office:value="34.6829868352122" calcext:value-type="float">
            <text:p>34.6829868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256027464295" calcext:value-type="float">
            <text:p>114.25602746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643972535704563" calcext:value-type="float">
            <text:p>0.64397254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48.211128748578" calcext:value-type="float">
            <text:p>148.21112875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2.08887125142195" calcext:value-type="float">
            <text:p>2.08887125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215747420568" calcext:value-type="float">
            <text:p>119.21574742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-0.715747420567681" calcext:value-type="float">
            <text:p>-0.71574742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21.241618510093" calcext:value-type="float">
            <text:p>121.24161851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2.14161851009278" calcext:value-type="float">
            <text:p>-2.14161851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4.476487577123" calcext:value-type="float">
            <text:p>124.47648758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-1.92648757712284" calcext:value-type="float">
            <text:p>-1.92648758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3.04201606352" calcext:value-type="float">
            <text:p>123.04201606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1.3820160635203" calcext:value-type="float">
            <text:p>-1.38201606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741769000922" calcext:value-type="float">
            <text:p>123.74176900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-0.241769000921721" calcext:value-type="float">
            <text:p>-0.24176900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5.618239199954" calcext:value-type="float">
            <text:p>125.61823920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1.71823919995374" calcext:value-type="float">
            <text:p>-1.71823920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3.646159204542" calcext:value-type="float">
            <text:p>113.64615920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4.65384079545784" calcext:value-type="float">
            <text:p>4.65384080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760806810405" calcext:value-type="float">
            <text:p>119.76080681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0.739193189594857" calcext:value-type="float">
            <text:p>0.73919319</text:p>
          </table:table-cell>
          <table:table-cell table:style-name="Default"/>
        </table:table-row>
      </table:table>
      <table:table table:name="ExpectedValuesPower" table:style-name="ta1">
        <table:table-column table:style-name="co2" table:default-cell-style-name="ce41"/>
        <table:table-column table:style-name="co6" table:default-cell-style-name="ce41"/>
        <table:table-column table:style-name="co4" table:default-cell-style-name="ce41"/>
        <table:table-column table:style-name="co6" table:default-cell-style-name="ce41"/>
        <table:table-column table:style-name="co3" table:default-cell-style-name="ce41"/>
        <table:table-column table:style-name="co5" table:default-cell-style-name="ce41"/>
        <table:table-column table:style-name="co10" table:default-cell-style-name="ce41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0.200691119880765" calcext:value-type="float">
            <text:p>0.20069112</text:p>
          </table:table-cell>
          <table:table-cell office:value-type="float" office:value="0.00213927670776849" calcext:value-type="float">
            <text:p>0.00213928</text:p>
          </table:table-cell>
          <table:table-cell office:value-type="float" office:value="0.00421937977455958" calcext:value-type="float">
            <text:p>0.00421938</text:p>
          </table:table-cell>
          <table:table-cell office:value-type="float" office:value="4.22501998542696" calcext:value-type="float">
            <text:p>4.22501999</text:p>
          </table:table-cell>
          <table:table-cell table:number-columns-repeated="3"/>
        </table:table-row>
        <table:table-row table:style-name="ro2">
          <table:table-cell office:value-type="float" office:value="0.0229516539331897" calcext:value-type="float">
            <text:p>0.02295165</text:p>
          </table:table-cell>
          <table:table-cell office:value-type="float" office:value="0.00869468211537069" calcext:value-type="float">
            <text:p>0.00869468</text:p>
          </table:table-cell>
          <table:table-cell office:value-type="float" office:value="0.0142343339248088" calcext:value-type="float">
            <text:p>0.01423433</text:p>
          </table:table-cell>
          <table:table-cell office:value-type="float" office:value="0.0983592406059322" calcext:value-type="float">
            <text:p>0.09835924</text:p>
          </table:table-cell>
          <table:table-cell table:number-columns-repeated="3"/>
        </table:table-row>
        <table:table-row table:style-name="ro2">
          <table:table-cell office:value-type="float" office:value="0.960166284317994" calcext:value-type="float">
            <text:p>0.96016628</text:p>
          </table:table-cell>
          <table:table-cell office:value-type="float" office:value="0.0181080202587631" calcext:value-type="float">
            <text:p>0.0181080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8.208723081875" calcext:value-type="float">
            <text:p>48.20872308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0.0474229784122785" calcext:value-type="float">
            <text:p>0.04742298</text:p>
          </table:table-cell>
          <table:table-cell office:value-type="float" office:value="0.00196740238615066" calcext:value-type="float">
            <text:p>0.0019674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60166284317994" calcext:value-type="float">
            <text:p>0.960166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0.0181080202587631" calcext:value-type="float">
            <text:p>0.018108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4024942647699" calcext:value-type="float">
            <text:p>0.9402494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0.0474229784122785" calcext:value-type="float">
            <text:p>0.04742298</text:p>
          </table:table-cell>
          <table:table-cell office:value-type="float" office:value="0.0158076594707595" calcext:value-type="float">
            <text:p>0.01580766</text:p>
          </table:table-cell>
          <table:table-cell office:value-type="float" office:value="48.208723081875" calcext:value-type="float">
            <text:p>48.20872308</text:p>
          </table:table-cell>
          <table:table-cell office:value-type="float" office:value="0.000136179232658898" calcext:value-type="float">
            <text:p>0.00013618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0.00196740238615066" calcext:value-type="float">
            <text:p>0.00196740</text:p>
          </table:table-cell>
          <table:table-cell office:value-type="float" office:value="0.000327900397691776" calcext:value-type="float">
            <text:p>0.00032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0.0493903807984292" calcext:value-type="float">
            <text:p>0.0493903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00000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4.22501998542696" calcext:value-type="float">
            <text:p>4.22501999</text:p>
          </table:table-cell>
          <table:table-cell office:value-type="float" office:value="0.0983592406059322" calcext:value-type="float">
            <text:p>0.09835924</text:p>
          </table:table-cell>
          <table:table-cell office:value-type="float" office:value="42.9549878526832" calcext:value-type="float">
            <text:p>42.95498785</text:p>
          </table:table-cell>
          <table:table-cell office:value-type="float" office:value="0.0000000106542014676945" calcext:value-type="float">
            <text:p>0.00000001</text:p>
          </table:table-cell>
          <table:table-cell office:value-type="float" office:value="3.98434359391869" calcext:value-type="float">
            <text:p>3.98434359</text:p>
          </table:table-cell>
          <table:table-cell office:value-type="float" office:value="4.46569637693524" calcext:value-type="float">
            <text:p>4.46569638</text:p>
          </table:table-cell>
        </table:table-row>
        <table:table-row table:style-name="ro2">
          <table:table-cell office:value-type="string" calcext:value-type="string">
            <text:p>LN(My_X1)</text:p>
          </table:table-cell>
          <table:table-cell office:value-type="float" office:value="0.00421937977455958" calcext:value-type="float">
            <text:p>0.00421938</text:p>
          </table:table-cell>
          <table:table-cell office:value-type="float" office:value="0.0142343339248088" calcext:value-type="float">
            <text:p>0.01423433</text:p>
          </table:table-cell>
          <table:table-cell office:value-type="float" office:value="0.29642270561081" calcext:value-type="float">
            <text:p>0.29642271</text:p>
          </table:table-cell>
          <table:table-cell office:value-type="float" office:value="0.776900075291888" calcext:value-type="float">
            <text:p>0.77690008</text:p>
          </table:table-cell>
          <table:table-cell office:value-type="float" office:value="-0.0306107805992101" calcext:value-type="float">
            <text:p>-0.03061078</text:p>
          </table:table-cell>
          <table:table-cell office:value-type="float" office:value="0.0390495401483292" calcext:value-type="float">
            <text:p>0.03904954</text:p>
          </table:table-cell>
        </table:table-row>
        <table:table-row table:style-name="ro2">
          <table:table-cell office:value-type="string" calcext:value-type="string">
            <text:p>LN(My_X2)</text:p>
          </table:table-cell>
          <table:table-cell office:value-type="float" office:value="0.00213927670776849" calcext:value-type="float">
            <text:p>0.00213928</text:p>
          </table:table-cell>
          <table:table-cell office:value-type="float" office:value="0.00869468211537069" calcext:value-type="float">
            <text:p>0.00869468</text:p>
          </table:table-cell>
          <table:table-cell office:value-type="float" office:value="0.246044269288077" calcext:value-type="float">
            <text:p>0.24604427</text:p>
          </table:table-cell>
          <table:table-cell office:value-type="float" office:value="0.813848761720897" calcext:value-type="float">
            <text:p>0.81384876</text:p>
          </table:table-cell>
          <table:table-cell office:value-type="float" office:value="-0.0191358440022703" calcext:value-type="float">
            <text:p>-0.01913584</text:p>
          </table:table-cell>
          <table:table-cell office:value-type="float" office:value="0.0234143974178072" calcext:value-type="float">
            <text:p>0.02341440</text:p>
          </table:table-cell>
        </table:table-row>
        <table:table-row table:style-name="ro2">
          <table:table-cell office:value-type="string" calcext:value-type="string">
            <text:p>LN(My_X3)</text:p>
          </table:table-cell>
          <table:table-cell office:value-type="float" office:value="0.200691119880765" calcext:value-type="float">
            <text:p>0.20069112</text:p>
          </table:table-cell>
          <table:table-cell office:value-type="float" office:value="0.0229516539331897" calcext:value-type="float">
            <text:p>0.02295165</text:p>
          </table:table-cell>
          <table:table-cell office:value-type="float" office:value="8.74408094793341" calcext:value-type="float">
            <text:p>8.74408095</text:p>
          </table:table-cell>
          <table:table-cell office:value-type="float" office:value="0.000123826061789498" calcext:value-type="float">
            <text:p>0.00012383</text:p>
          </table:table-cell>
          <table:table-cell office:value-type="float" office:value="0.144530445868265" calcext:value-type="float">
            <text:p>0.14453045</text:p>
          </table:table-cell>
          <table:table-cell office:value-type="float" office:value="0.256851793893265" calcext:value-type="float">
            <text:p>0.2568517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334608933568" calcext:value-type="float">
            <text:p>114.33460893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565391066431772" calcext:value-type="float">
            <text:p>0.56539107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48.163544633971" calcext:value-type="float">
            <text:p>148.16354463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2.13645536602874" calcext:value-type="float">
            <text:p>2.13645537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153571484549" calcext:value-type="float">
            <text:p>119.15357148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-0.653571484549488" calcext:value-type="float">
            <text:p>-0.65357148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21.041841668116" calcext:value-type="float">
            <text:p>121.04184167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1.94184166811645" calcext:value-type="float">
            <text:p>-1.9418416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4.091716792739" calcext:value-type="float">
            <text:p>124.09171679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-1.54171679273927" calcext:value-type="float">
            <text:p>-1.54171679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2.804076840435" calcext:value-type="float">
            <text:p>122.80407684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1.14407684043466" calcext:value-type="float">
            <text:p>-1.14407684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606766478857" calcext:value-type="float">
            <text:p>123.60676648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-0.106766478856997" calcext:value-type="float">
            <text:p>-0.10676648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5.357093365278" calcext:value-type="float">
            <text:p>125.35709337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1.45709336527767" calcext:value-type="float">
            <text:p>-1.4570933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537827023723" calcext:value-type="float">
            <text:p>114.53782702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3.76217297627679" calcext:value-type="float">
            <text:p>3.76217298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956274819549" calcext:value-type="float">
            <text:p>119.95627482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0.543725180451446" calcext:value-type="float">
            <text:p>0.54372518</text:p>
          </table:table-cell>
          <table:table-cell table:style-name="Default"/>
        </table:table-row>
      </table:table>
      <table:table table:name="ActualLinear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ActualLinearNoIntercept" table:style-name="ta1">
        <table:table-column table:style-name="co1" table:default-cell-style-name="Default"/>
        <table:table-row table:style-name="ro2">
          <table:table-cell/>
        </table:table-row>
      </table:table>
      <table:table table:name="ActualLog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ActualPower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ChecksLinear" table:style-name="ta2">
        <table:table-column table:style-name="co11" table:default-cell-style-name="ce44"/>
        <table:table-column table:style-name="co1" table:number-columns-repeated="6" table:default-cell-style-name="ce44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inear.A1:$ExpectedValuesLinear.G42]);ABS([$ExpectedValuesLinear.A1:$ExpectedValuesLinear.G42]-[$ActualLinear.A1:$ActualLinear.G42]) &lt; [.$J$4]; IF(ISTEXT([$ExpectedValuesLinear.A1:$ExpectedValuesLinear.G42]); [$ExpectedValuesLinear.A1:$ExpectedValuesLinear.G42] = [$ActualLinear.A1:$ActualLinear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42"/>
          <table: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inear.A1:ChecksLinear.G42">
            <calcext:condition calcext:apply-style-name="Good" calcext:value="=1" calcext:base-cell-address="ChecksLinear.A1"/>
            <calcext:condition calcext:apply-style-name="Bad" calcext:value="=0" calcext:base-cell-address="ChecksLinear.A1"/>
          </calcext:conditional-format>
        </calcext:conditional-formats>
      </table:table>
      <table:table table:name="ChecksLinearNoIntercept" table:style-name="ta3">
        <table:table-column table:style-name="co1" table:number-columns-repeated="7" table:default-cell-style-name="ce16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inearNoIntercept.A1:$ExpectedValuesLinearNoIntercept.G42]);ABS([$ExpectedValuesLinearNoIntercept.A1:$ExpectedValuesLinearNoIntercept.G42]-[$ActualLinearNoIntercept.A1:$ActualLinearNoIntercept.G42]) &lt; [.$J$4]; IF(ISTEXT([$ExpectedValuesLinearNoIntercept.A1:$ExpectedValuesLinearNoIntercept.G42]); [$ExpectedValuesLinearNoIntercept.A1:$ExpectedValuesLinearNoIntercept.G42] = [$ActualLinearNoIntercept.A1:$ActualLinearNoIntercept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inearNoIntercept.A1:ChecksLinearNoIntercept.G42">
            <calcext:condition calcext:apply-style-name="Good" calcext:value="=1" calcext:base-cell-address="ChecksLinearNoIntercept.A1"/>
            <calcext:condition calcext:apply-style-name="Bad" calcext:value="=0" calcext:base-cell-address="ChecksLinearNoIntercept.A1"/>
          </calcext:conditional-format>
        </calcext:conditional-formats>
      </table:table>
      <table:table table:name="ChecksLog" table:style-name="ta3">
        <table:table-column table:style-name="co1" table:number-columns-repeated="7" table:default-cell-style-name="ce17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og.A1:$ExpectedValuesLog.G42]);ABS([$ExpectedValuesLog.A1:$ExpectedValuesLog.G42]-[$ActualLog.A1:$ActualLog.G42]) &lt; [.$J$4]; IF(ISTEXT([$ExpectedValuesLog.A1:$ExpectedValuesLog.G42]); [$ExpectedValuesLog.A1:$ExpectedValuesLog.G42] = [$ActualLog.A1:$ActualLog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og.A1:ChecksLog.G42">
            <calcext:condition calcext:apply-style-name="Good" calcext:value="=1" calcext:base-cell-address="ChecksLog.A1"/>
            <calcext:condition calcext:apply-style-name="Bad" calcext:value="!=1" calcext:base-cell-address="ChecksLog.A1"/>
          </calcext:conditional-format>
        </calcext:conditional-formats>
      </table:table>
      <table:table table:name="ChecksPower" table:style-name="ta3">
        <table:table-column table:style-name="co1" table:number-columns-repeated="7" table:default-cell-style-name="ce18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Power.A1:$ExpectedValuesPower.G42]);ABS([$ExpectedValuesPower.A1:$ExpectedValuesPower.G42]-[$ActualPower.A1:$ActualPower.G42]) &lt; [.$J$4]; IF(ISTEXT([$ExpectedValuesPower.A1:$ExpectedValuesPower.G42]); [$ExpectedValuesPower.A1:$ExpectedValuesPower.G42] = [$ActualPower.A1:$ActualPower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Power.A1:ChecksPower.G42">
            <calcext:condition calcext:apply-style-name="Good" calcext:value="=1" calcext:base-cell-address="ChecksPower.A1"/>
            <calcext:condition calcext:apply-style-name="Bad" calcext:value="!=1" calcext:base-cell-address="ChecksPower.A1"/>
          </calcext:conditional-format>
        </calcext:conditional-formats>
      </table:table>
      <table:table table:name="CombineChecks" table:style-name="ta4">
        <table:table-column table:style-name="co12" table:default-cell-style-name="Default"/>
        <table:table-column table:style-name="co13" table:default-cell-style-name="ce20"/>
        <table:table-row table:style-name="ro2">
          <table:table-cell table:style-name="ce31" office:value-type="string" calcext:value-type="string">
            <text:p>Regression Type</text:p>
          </table:table-cell>
          <table:table-cell table:style-name="ce31" office:value-type="string" calcext:value-type="string">
            <text:p>Checks Succeeded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table:formula="of:=AND([$ChecksLinear.A1:$ChecksLinear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inearNoIntercept</text:p>
          </table:table-cell>
          <table:table-cell table:formula="of:=AND([$ChecksLinearNoIntercept.A1:$ChecksLinearNoIntercept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ogarithmic</text:p>
          </table:table-cell>
          <table:table-cell table:formula="of:=AND([$ChecksLog.A1:$ChecksLog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formula="of:=AND([$ChecksPower.A1:$ChecksPower.G42])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45" office:value-type="string" calcext:value-type="string">
            <text:p>Final Status</text:p>
          </table:table-cell>
          <table:table-cell table:formula="of:=IFERROR(AND([.B2:.B5]);FALSE())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CombineChecks.B2:CombineChecks.B5 CombineChecks.B7:CombineChecks.B7">
            <calcext:condition calcext:apply-style-name="Good" calcext:value="=1" calcext:base-cell-address="CombineChecks.B2"/>
            <calcext:condition calcext:apply-style-name="Bad" calcext:value="!=1" calcext:base-cell-address="CombineChecks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7:04:02.449146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9:05:31.920135395</meta:creation-date>
    <dc:date>2018-08-01T17:16:09.221216687</dc:date>
    <meta:editing-duration>PT2H11M13S</meta:editing-duration>
    <meta:editing-cycles>46</meta:editing-cycles>
    <meta:generator>LibreOfficeDev/6.2.0.0.alpha0$Linux_X86_64 LibreOffice_project/8d5a74868383e5405a2225d6a7268dec5ca9cbff</meta:generator>
    <meta:document-statistic meta:table-count="15" meta:cell-count="1908" meta:object-count="0"/>
  </office:meta>
</office:document-meta>
</file>